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cffcc" draw:fill="solid" draw:fill-color="#cc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4.8cm" svg:height="6cm" svg:x="7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cm" svg:height="1cm" svg:x="7.8cm" svg:y="6.2cm">
          <text:p text:style-name="P1">Track (Video) <text:span text:style-name="T1">ID=1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cm" svg:height="1cm" svg:x="7.8cm" svg:y="8cm">
          <text:p text:style-name="P1">Track (Audio) <text:span text:style-name="T1">ID=30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cm" svg:height="1cm" svg:x="7.8cm" svg:y="9.8cm">
          <text:p text:style-name="P1">Track (Video) <text:span text:style-name="T1">ID=10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cm" svg:height="1cm" svg:x="15cm" svg:y="6.2cm">
          <text:p text:style-name="P1">Track (Video) <text:span text:style-name="T1">ID=10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cm" svg:height="1cm" svg:x="15cm" svg:y="8cm">
          <text:p text:style-name="P1">Track (Video) <text:span text:style-name="T1">ID=10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cm" svg:height="1cm" svg:x="15cm" svg:y="9.8cm">
          <text:p text:style-name="P1">Track (Audio) <text:span text:style-name="T1">ID=305</text:span></text:p>
          <draw:enhanced-geometry svg:viewBox="0 0 21600 21600" draw:type="rectangle" draw:enhanced-path="M 0 0 L 21600 0 21600 21600 0 21600 0 0 Z N"/>
        </draw:custom-shape>
        <draw:frame draw:style-name="gr3" draw:layer="layout" svg:width="6.6cm" svg:height="0.962cm" svg:x="7cm" svg:y="4.6cm">
          <draw:text-box>
            <text:p>MediaStream</text:p>
          </draw:text-box>
        </draw:frame>
        <draw:custom-shape draw:style-name="gr2" draw:text-style-name="P1" draw:layer="layout" svg:width="5.8cm" svg:height="1cm" svg:x="7.8cm" svg:y="6.2cm">
          <text:p text:style-name="P1">Track (Video) <text:span text:style-name="T1">ID=1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cm" svg:height="1cm" svg:x="7.8cm" svg:y="6.2cm">
          <text:p text:style-name="P1">Track (Video) <text:span text:style-name="T1">ID=10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5T10:38:58.790295263</meta:creation-date>
    <dc:date>2016-05-15T11:34:20.835118108</dc:date>
    <meta:editing-duration>P0D</meta:editing-duration>
    <meta:editing-cycles>1</meta:editing-cycles>
    <meta:document-statistic meta:object-count="33"/>
    <meta:generator>LibreOffice/4.2.8.2$Linux_X86_64 LibreOffice_project/420m0$Build-2</meta:generator>
  </office:meta>
</office:document-meta>
</file>